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bble sor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isons</text:p>
          </table:table-cell>
          <table:table-cell table:number-columns-repeated="4"/>
          <table:table-cell office:value-type="string" calcext:value-type="string">
            <text:p>First element as pivot</text:p>
          </table:table-cell>
          <table:table-cell/>
          <table:table-cell office:value-type="string" calcext:value-type="string">
            <text:p>Random element as pivot</text:p>
          </table:table-cell>
          <table:table-cell/>
          <table:table-cell office:value-type="string" calcext:value-type="string">
            <text:p>Median of first, middle and last element as pivot</text:p>
          </table:table-cell>
          <table:table-cell/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04193" calcext:value-type="float">
            <text:p>0.304193</text:p>
          </table:table-cell>
          <table:table-cell office:value-type="float" office:value="98430156" calcext:value-type="float">
            <text:p>98430156</text:p>
          </table:table-cell>
          <table:table-cell table:number-columns-repeated="1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60179" calcext:value-type="float">
            <text:p>1.260179</text:p>
          </table:table-cell>
          <table:table-cell office:value-type="float" office:value="398120093" calcext:value-type="float">
            <text:p>398120093</text:p>
          </table:table-cell>
          <table:table-cell table:number-columns-repeated="1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959742" calcext:value-type="float">
            <text:p>2.959742</text:p>
          </table:table-cell>
          <table:table-cell office:value-type="float" office:value="892740241" calcext:value-type="float">
            <text:p>892740241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15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1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10065407" calcext:value-type="float">
            <text:p>1410065407</text:p>
          </table:table-cell>
          <table:table-cell table:number-columns-repeated="14"/>
        </table:table-row>
      </table:table>
      <table:table table:name="Insertion sor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24824831" calcext:value-type="float">
            <text:p>2482483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675" calcext:value-type="float">
            <text:p>0.1675</text:p>
          </table:table-cell>
          <table:table-cell office:value-type="float" office:value="100140761" calcext:value-type="float">
            <text:p>10014076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36326" calcext:value-type="float">
            <text:p>0.36326</text:p>
          </table:table-cell>
          <table:table-cell office:value-type="float" office:value="224689222" calcext:value-type="float">
            <text:p>22468922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table table:name="Merge sor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120490" calcext:value-type="float">
            <text:p>12049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260916" calcext:value-type="float">
            <text:p>26091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408769" calcext:value-type="float">
            <text:p>40876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table table:name="Quick sort with first element as pivo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152418" calcext:value-type="float">
            <text:p>15241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368745" calcext:value-type="float">
            <text:p>36874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551638" calcext:value-type="float">
            <text:p>55163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table table:name="Quick sort with random element as pivo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172041" calcext:value-type="float">
            <text:p>1720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359550" calcext:value-type="float">
            <text:p>35955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527426" calcext:value-type="float">
            <text:p>52742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table table:name="Quick sort with median as pivo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135673" calcext:value-type="float">
            <text:p>1356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94963" calcext:value-type="float">
            <text:p>29496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502067" calcext:value-type="float">
            <text:p>50206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table table:name="Heap sor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258602" calcext:value-type="float">
            <text:p>25860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556680" calcext:value-type="float">
            <text:p>55668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870130" calcext:value-type="float">
            <text:p>87013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table table:name="Radix sor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5:41:29.457782004</meta:creation-date>
    <dc:date>2024-09-02T16:50:12.386688975</dc:date>
    <meta:editing-duration>PT7M53S</meta:editing-duration>
    <meta:editing-cycles>1</meta:editing-cycles>
    <meta:generator>LibreOffice/7.3.7.2$Linux_X86_64 LibreOffice_project/30$Build-2</meta:generator>
    <meta:document-statistic meta:table-count="8" meta:cell-count="152" meta:object-count="0"/>
  </office:meta>
</office:document-meta>
</file>